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URL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L.saveToRequest( WebRequest the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vletURL.setQueryString( String the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L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L.setServletPath( String theServlet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URL.Servl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URL.setProtocol( String theProtoc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URL.loadFromRequest( HttpServletRequest the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ServletURL.setContextPath( String theContext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URL.getDefault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UR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URL.getHo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URL.setServerName( String theSer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L.ServletURL( String theProtocol , String theServerName , String theContextPath , String theServletPath , String thePathInfo , String the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URL.ServletURL( String theServerName , String theContextPath , String theServletPath , String thePathInfo , String the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URL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L.setPathInfo( String thePath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URL.getPa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URL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L.getPo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rvletURL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RL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